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Normal">
      <style:paragraph-properties fo:margin-left="0cm" fo:margin-right="0cm" fo:text-indent="0.635cm" style:auto-text-indent="false"/>
      <style:text-properties officeooo:paragraph-rsid="0016e7f9"/>
    </style:style>
    <style:style style:name="T1" style:family="text">
      <style:text-properties fo:language="fr" fo:country="F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language-asian="el" style:country-asian="GR" style:language-complex="el" style:country-complex="GR"/>
    </style:style>
    <style:style style:name="T5" style:family="text">
      <style:text-properties fo:language="el" fo:country="GR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<text:span text:style-name="T1">G</text:span></text:span><text:span text:style-name="Default_20_Paragraph_20_Font"><text:span text:style-name="T2">ALENI DE OPTIMA NOSTRI COR-<text:line-break/>PORIS CONSTITUTIONE<text:line-break/>LIBER.</text:span></text:span><text:bookmark-end text:name="bookmark0"/></text:h>
      <text:h text:style-name="Heading_20_2" text:outline-level="2">Cap. I. </text:h>
      <text:p text:style-name="P4">Quaenam optima nostri corporis constitu-<text:line-break/>tio est? Utrum quae temperatissima, quemadmodumple-<text:line-break/>alique veteribus tum medicis tum philosophis visum est?<text:line-break/>An quae optima est, eam necessario temperatissimam esse<text:line-break/>oportet, non tamen, quae temperatissima, eam necesse est<text:line-break/>esse optimam? Nam ex calido, frigido, sicco et humido<text:line-break/>commoderata temperies partium nostri corporis simi- .<text:line-break/>tarium fanitas est; ex his vero omnibus similaribus ani-.</text:p>
      <text:p text:style-name="P1">malis conformatio in situ, magnitudine, figura et numero<text:line-break/>compositarum exsilit ; atque fieri posse videtur , corpus ali-<text:line-break/>quod ex plurimis probe temperatis partibus compositam ab<text:line-break/>earum magnitudine, . aut numero,. aut .figura, aut mutuo<text:line-break/>contexto delapsum esse. Conandum est itaque deinceps de<text:line-break/>his omnibus disserere , a nominibus , quibus hac in oratione<text:line-break/>necessario utimur , <text:span text:style-name="Default_20_Paragraph_20_Font"><text:span text:style-name="T3">s</text:span></text:span>umpto exordio , quoniam de illis quoque<text:line-break/>nonnulli contendunt. Hi namque statum optimum , illi dis-<text:line-break/>. positionem, alii constitutionem , quidam habitum, aut cor-<text:line-break/>poris naturam, vel quocunque modo visium cuique fuerit;<text:line-break/>appellant. Ego <text:span text:style-name="Default_20_Paragraph_20_Font"><text:span text:style-name="T3">s</text:span></text:span>ane, qui interpretationem tradunt prout<text:line-break/>libuerit aptiorem, non improbo. Issos autem, qui aliis<text:line-break/>nominibus appeliantes reprehendunt , non .laudo , rerum<text:line-break/>fummam curam, non dictionum habendam esse arbitra-<text:line-break/>tus. Sive igitur quis optimam corporis constitutionem , sive<text:line-break/>affectionem, sive habitum, sive dispositionem , sive natu-<text:line-break/>rani, sive alio qualicunque vocabulo nominet, ita statuat a<text:line-break/>rei notione, cui omnes consentiunt, ducto exordio, dein-</text:p>
      <text:p text:style-name="P2">de ordine et methodo quadam substantiae inventionem<text:line-break/>moliatur, hunc ego longe majore laude dignum puto,<text:line-break/>quam si in nominibus caliidus plane et disertus esse vi-<text:line-break/>deatur. Quin ergo nos etiam a communi notione orsi,<text:line-break/>ejusqhe distinctione facta, compendiosa quadam rasione<text:line-break/>ad disputationis consequentia procedamus.</text:p>
      <text:h text:style-name="Heading_20_2" text:outline-level="2">Cap. II.</text:h>
      <text:p text:style-name="P4"><text:s/>Quae ergo communis omnibus hominibus<text:line-break/>optimae corporis nostri constitutionis est rosio ? Audire<text:line-break/>namque licet dictione eos dissentire, rem vero unam et<text:line-break/>eandem omnes intelligere. Saluberrimum itaque corpus<text:line-break/>omnes laudant, quemadmodum et optimo praeditum ha-<text:line-break/>bitu, quod <text:span text:style-name="Default_20_Paragraph_20_Font"><text:span text:style-name="T3">habitissimum appellamus, </text:span></text:span>ad unam rem utrr-<text:line-break/>que respicientes, eique animum adhibentes; quanquam<text:line-break/>recte ad amussimque iliam non inteliigant, nec inter-<text:line-break/>pretari manifeste sciant. Etenim etiam omnium corporis<text:line-break/>partium validas fe habere actiones existimant, nec amor-<text:line-break/>horum causis facile superari; quorum illud an actionibus<text:line-break/><text:span text:style-name="Default_20_Paragraph_20_Font"><text:span text:style-name="T3">s</text:span></text:span>ecundum naturam sanitas est, alterum cum robore quo-</text:p>
      <text:p text:style-name="P2">dam bonus habitus, feu euexia. At commune utrisque<text:line-break/>est, morbis non facile corripi. Quare boni habitus est<text:line-break/>omnium saluberrima corporis constitutio, quam universi<text:line-break/>mortales expetunt. Accidit huic probe actiones obire et .<text:line-break/>quae difficile solvuntur ; unde etiam euexia <text:span text:style-name="Default_20_Paragraph_20_Font"><text:span text:style-name="T3">(bona ha-<text:line-break/>bltudo</text:span></text:span>) merito vocata est. Declaratur quidem jam et<text:line-break/>ipsius habitus nominis stabilitas. et solutu difficilis con-<text:line-break/>stantia, imo magis adhuc vocabuli euexiae, quum op-<text:line-break/>tima quaedam habitudo existat. Quare etiam optimam<text:line-break/>corporis constitutionem sive saluberrimam, sive habitissi-<text:line-break/>mam eam dixerimus, erroris nihil erit et ipsam ex fo-<text:line-break/>lutu difficili actionum integritate aestimabimus. Quoniam<text:line-break/>vero id jam distinximus, considerandum deinceps venit,<text:line-break/>quaenam hujusce corporis habitudinis substantia existat.<text:line-break/>Hinc autem inventionis iuilium se offeret, si quaesierimus,<text:line-break/>qua corporis dispositione optime functiones obeamus.<text:line-break/>Oportet igitur ad praesentem disputationem repetere ea,<text:line-break/>quae aliis in commentariis tradidimus. Primum, quod<text:line-break/>corpora nostra ex quatuor temperata sunt elementis, <text:span text:style-name="Default_20_Paragraph_20_Font"><text:span text:style-name="T3">s</text:span></text:span> ca-</text:p>
      <text:p text:style-name="P2">sido, humido, frigido et sicco. De hac re ostensum esis<text:line-break/>nobis in libro; quem de Elementis ex Hippocratis sen-<text:line-break/>tentis conscripsimus. Deinde quomodo^ partium semper aL<text:line-break/>menta distinguas; de quibus etiam in libris de Tempera-^<text:line-break/>mentis verba fecimus. Postremo quod organica quaeque<text:line-break/>pars unam in fe particulam contineat, actionis onustam;<text:line-break/>reliquae vero omnes, quae totam absolvunt instrumentum,^<text:line-break/>iHius gratia creatae sunt. Dictum esit de his abunde fa-^<text:line-break/>tis in commentario de usu partium. Erit itaque corporis<text:line-break/>status, in quo similares partes omnes (vocantur autem sta<text:line-break/>videlicet sensit simplices) propriam ac familiarem haben<text:span text:style-name="Default_20_Paragraph_20_Font"><text:span text:style-name="T3">s<text:line-break/></text:span></text:span>temperaturam. At instrumenti cujusque ex his compositio^<text:line-break/>magnitudine istarum, numero, conformatione et mutuo in-<text:line-break/>fer Te contextu longe moderatissimo consistit. Quod enim op-^<text:line-break/>time omnes functiones obit, hoc etiam inter alia universa<text:line-break/>corpora minime affectioni obnoxium esse, nemo non fa-<text:line-break/>cile invenerit. Nam quae pars probissime fuo fungitur</text:p>
      <text:p text:style-name="P2">munere, haec similarium temperiei et commoderatae in-<text:line-break/>strumentorum structurae soboles existit. Hujusmodi vero<text:line-break/>corpus est, cujus mentionem prius fecimus. Unde liquet,<text:line-break/>optime ipfum ossicip esse functurum. Quod autem ab asa<text:line-break/><text:span text:style-name="Default_20_Paragraph_20_Font"><text:span text:style-name="T3">s</text:span></text:span>ectionibus tutissimum sit, hac ratione potissimum di-<text:line-break/>diceris.</text:p>
      <text:h text:style-name="Heading_20_2" text:outline-level="2">. Cap. HI. . </text:h>
      <text:p text:style-name="P4">Laesiones corporibus nostris aliae quidem<text:line-break/>ab externis causis, aliae vero ab alimenti excrementis<text:line-break/>proveniunt, Ab externis quidem causis ut praeter modum<text:line-break/>aestuantibus, refrigeratis, humectatis et exiccatis. Quo in<text:line-break/>genere etiam lassitudo , tristitia, vigilia, cura aliaque id ge-<text:line-break/>nus ponenda funI. Ab ^alimentorum excrementis duplex.<text:line-break/>genere laesio provenit, quoniam et haec duplici modo<text:line-break/>noxam inferunt, puta quantitate et qualitate.; specie vero<text:line-break/>multiplex. Quod itaque ab externis causis corpus commo-<text:line-break/>derate constitutum difficile corripiatur, liquido. constat ex<text:line-break/>ipsa eucrasia, quae difficile et vix in temperamenti in-<text:line-break/>vommoderationem prolabitur, eo quod plurimum adeo a</text:p>
      <text:p text:style-name="P2"><text:span text:style-name="Default_20_Paragraph_20_Font"><text:span text:style-name="T3">s</text:span></text:span>ummis recesserit. Praeterea vero quod probe actio-<text:line-break/>nibus fungatur, optime ad dyspathiam constitutum erit,<text:line-break/>ut quod morbis minime corripiatur. Contingit vero hu-<text:line-break/>jusinodi corpori prae aliis omnibus optimi esse succi;<text:line-break/>proinde^ue tristitiam, iram, vigilias, curam y imbres,<text:line-break/>squalorem; pestilentiam, omnesque, ut summatim di-<text:line-break/>cam, c aulas morbiferas ex facili magis quam alia<text:line-break/>corpora sustinebit. Nam quae vitiosi maxime sunt<text:line-break/><text:span text:style-name="Default_20_Paragraph_20_Font"><text:span text:style-name="T3">s</text:span></text:span>ucci seu cacochyma, hujusmodi causis prompte stubji-<text:line-break/>ciuntur, ut. quae jam etiam per fe ebori entibus morbis<text:line-break/>sint proxima. Sic quidem ah illis, quae extrinsecus oc-<text:line-break/>curfant, corpusque infestant, difficilitate corripitur prae-<text:line-break/>dicta dispositio. Quod vero ab alimenti excrementis<text:line-break/>morbis non facile corripiatur, hunc in modum praecipue<text:line-break/>discas, si consideres, neque plenitudinem, neque succorum<text:line-break/>pravitatem ullam in hujusmodi natura aut facile coliigi<text:line-break/>posse , aut collectam laesionem aliquam animantibus ad-<text:line-break/>ferre. Naturalium etenim inter se actionum symmetria et<text:line-break/>cujusque . earum integritas excrementa gigni prohibet,</text:p>
      <text:p text:style-name="P2">aut generata facillime excernit. Insuper siquando lon-<text:line-break/>giore temporis <text:span text:style-name="Default_20_Paragraph_20_Font"><text:span text:style-name="T3">s</text:span></text:span>patio remanserint, nequaquam ab eis yin-<text:line-break/>citur; imbecilles enim naturae et intemperatae facile a<text:line-break/>morborum causis <text:span text:style-name="Default_20_Paragraph_20_Font"><text:span text:style-name="T3">s</text:span></text:span>uperantur. Temperatae ac validae,<text:line-break/>qualem optimam esse diximus, stolae plurimum resistere<text:line-break/>possunt Habes autem ejus, nempe temperatae, notas in<text:line-break/>libris de temperamentis ac in decimo <text:span text:style-name="Default_20_Paragraph_20_Font"><text:span text:style-name="T3">s</text:span></text:span>eptimo de par-<text:line-break/>tium ufu ejufdem, veluti quae in partibus organicis fym-<text:line-break/>metriam occupet. Atque nihilominus ex his, quae mox<text:line-break/>dicentur, meminisse illorum poteris. . Quandoquidem non<text:line-break/>angustam, nec plane simplicem, nec remi insectilem , fa-<text:line-break/>nitatem interpretati fumus. in libro de ilia tuenda ,. <text:span text:style-name="Default_20_Paragraph_20_Font"><text:span text:style-name="T3">s</text:span></text:span>ed<text:line-break/>quae fer latitudinem amplam fatis extendi possit, bene<text:line-break/>habet meo judicio, si liber utilis futurus sit artem exer-<text:line-break/>centibus, non fotum rarum in eo corpus et velut Po.ly-<text:line-break/>cleti regulae exemplum. in sermone sin gere formareque,<text:line-break/>fed etiam eorum meminisse <text:span text:style-name="Default_20_Paragraph_20_Font"><text:span text:style-name="T4">, </text:span></text:span>quae ab hujus. perfectione</text:p>
      <text:p text:style-name="P2">paulum deficiunt, non tamen evidenter adeo declinare<text:line-break/>deprehenduntur. Nam optimam corporis constitutionem<text:line-break/>prompte cognoscere raro contingit ; item alias omnes il-<text:line-break/>lorum, quibuscum quotidianam agimus consuetudinem, ex<text:line-break/>facili discernere hac rasione minus est integrum^ Et-<text:line-break/>enim fumum in omnibus sanitatis perfectio., ut nec simi-<text:line-break/>laris., nec organica pars usia immoderatam dispositionem<text:line-break/>obtineat, non adeo assidua, sed per longiores temporum<text:line-break/>circuitus adesse consuevit. Eam vero, quae ab ilia paulu-<text:line-break/>lum deficiat, frequenter videre dicet.</text:p>
      <text:h text:style-name="Heading_20_2" text:outline-level="2">Cap. IV. </text:h>
      <text:p text:style-name="P4">Quod igitur exacte temperatum dicimus,<text:line-break/>in medio plane est, ita ut nec .hirfutum id merito dixe-<text:line-break/>ris, nec glabrum, fed nec molie, nec durum, nec ni-<text:line-break/>grum, nec candidum; adde etiam nec venis amplis., nec<text:line-break/>obfcuris, nec pulsibus magnis, nec exiguis. Porro quod.<text:line-break/>compositarum partium symmetriam habet, uno verbo ceu<text:line-break/>Polycleti regula esse dicitur. Quae vero jam calidiores<text:line-break/>justo funt, non tamen multo, sed fulgidiores, humidiores</text:p>
      <text:p text:style-name="P1">et sicciores modice, unam licet partem- non recte forma-<text:line-break/>tam habeant, hae universim simul mediocritatem inter-<text:line-break/>dum excedere videbuntur. dam vero durior ejus pars<text:line-break/>omnibus affectuum, causis exterioribus minus ostenditur,<text:line-break/>mollior internis pari modo densior externis L rarior 3in-<text:line-break/>ternis. Hic illud Hippocratis dictum .in libro de Alimen-<text:line-break/>tis, <text:span text:style-name="Default_20_Paragraph_20_Font"><text:span text:style-name="T3">Raritas corp</text:span></text:span>o<text:span text:style-name="Default_20_Paragraph_20_Font"><text:span text:style-name="T3">ris ad perspiratum , quibus maior adest,<text:line-break/>salubrior, quibus min</text:span></text:span>o<text:span text:style-name="Default_20_Paragraph_20_Font"><text:span text:style-name="T3">r est, secus, </text:span></text:span>de nutrimenti excre-<text:line-break/>nI entis, quae ad sanitatem vel morbum momentum ad-<text:line-break/>ferunt, dictum accepimus. Non enim de fanis absoluto<text:line-break/>fermone vel morbosis corporibus in [commentario illo<text:line-break/>statuit dicere, fed de omnibus, quae vel bonitatem, vel<text:line-break/>vitia ex nutrimentis sibi conciliant, verba faciens, merito<text:line-break/>commeminit esiam istorum, quae lana aut .aegra ex ali-<text:line-break/>mentorum recrementis evaserint. Nam quantum ad haec<text:line-break/>attinet, quo corpus magis rarum, hoc salubrius vivit,<text:line-break/>quo densium magis, hoc morbis facilius corripitur. lsicon-<text:line-break/>. trario rarum. externis omnibus causis i magis opportunum</text:p>
      <text:p text:style-name="P2">est, densum minus. Proinde symmetron .corpus, hoc<text:line-break/>est moderatum, praeter alia bona nec rarum : nec d en-<text:line-break/>stum possumus dicere, sed quemadmodum aliorum excef-.<text:line-break/>suum medium est, sic et horum. At vincit aliquatenus<text:line-break/>utriusque corporis excedentiam. Siquidem densius mi-<text:line-break/>nus exterioribus causis obvium est, rarius internis. Sed<text:line-break/>quod ab utrisque aegre corripiatur, nulium invenias. Me-<text:line-break/>diocriter autem id, quod universorum excessuum medium<text:line-break/>est , quod esiam omnium corporum saluberrimum esse di-<text:line-break/>cimus. Hoc modo siccius mediocri humidorum causis<text:line-break/>omnibus, humidius siccioribus minus objicitur. Quapro-<text:line-break/>pter., quod antea diximus, non .omnibus difficilius afficitur<text:line-break/>medium, sed singulis quidem una aliqua re inferius, om-<text:line-break/>nium autem maxime eligendum. Caeterum , quod non<text:line-break/>vel magnum hujusmodi, vel parvum, vel medium esse<text:line-break/>requiritur, ostenfum mihi est in opere de temperamentis.<text:line-break/>Quin et nunc dicetur. Nam. magnum propter materiae<text:line-break/>copiam, parvum ob paucitatem tale redditur, quemad-</text:p>
      <text:p text:style-name="P2">modum statua magna ex aere multo, parva ex pauco:<text:line-break/>Symmetrum vero particulis utrumque esset nihil prohibet.<text:line-break/>Quinetiam corpus eo, quod neque denfum, neque rarum,<text:line-break/>neque durum, neque insigniter sit molle, neque hirsutum,<text:line-break/>neque glabrum , temperatissimum est, quantamcunque<text:line-break/>magnitudinem habuerit. Si vero partium organicarum fym-<text:line-break/>metrias fervet invicem, optime utique comparatum abfolu-<text:line-break/>teque constructum ita. ad functiones obeundas viderimus. At-<text:line-break/>qui justo majus aut minus duplici causa redditur. Majus<text:line-break/>vel ob humoris vel materiae exuberantiam , minus propter<text:line-break/>siccitatem praepollentem aut materiae penuriam. Augmen-<text:line-break/>tum enim est, donec ossa corroborentur. At corroborantur<text:line-break/>exigua magnitudine propter materiae defectum vel siccitas<text:line-break/>tem. Quamobrem non ab<text:span text:style-name="Default_20_Paragraph_20_Font"><text:span text:style-name="T3">s</text:span></text:span>olute neque magnitudo humoris,<text:line-break/>neque parvitas siccitatis indicium esu Cessat enim quod-<text:line-break/>que ab incremento vel maturius vel femus duplici occa-<text:line-break/>sione. Quare, si magnum ; molle etiam statim est, si par-<text:line-break/>Vuia, durum : sic humidum hoc, illud siccum. Ubi autem</text:p>
      <text:p text:style-name="P2">haec separari non possunt, supervacuum est ad magnitu-<text:line-break/>dinem vel parvitatem .respicere.. Nam temperamentorum<text:line-break/>notae propriae sufficiunt. Porro disputamus de iis copio-<text:line-break/>sius in libris de temperamentis. sum si haec ita fe ha-<text:line-break/>bent, optima corporis constitutio in duobus istis ponenda<text:line-break/>venit, nempe proba similarium temperie, instrumentaria<text:line-break/>arum vero symmetr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9:12:00Z</meta:creation-date>
    <dc:date>2023-01-09T10:13:10.931000000</dc:date>
    <meta:editing-cycles>3</meta:editing-cycles>
    <meta:editing-duration>PT1M46S</meta:editing-duration>
    <meta:document-statistic meta:table-count="0" meta:image-count="0" meta:object-count="0" meta:page-count="13" meta:paragraph-count="21" meta:word-count="1684" meta:character-count="11733" meta:non-whitespace-character-count="10066"/>
    <meta:template xlink:type="simple" xlink:actuate="onRequest" xlink:title="" xlink:href="Normal.dotm"/>
  </office:meta>
</office:document-meta>
</file>